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standard">
      <style:graphic-properties draw:stroke="none" svg:stroke-color="#000000" draw:fill="none" draw:fill-color="#ffffff" fo:min-height="1.5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.028cm" svg:height="2.48cm" svg:x="19.272cm" svg:y="20.999cm">
          <text:p text:style-name="P1"><text:span text:style-name="T1">Если </text:span></text:p>
          <text:p text:style-name="P1"><text:span text:style-name="T1">i &lt; MAX_SIZ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4" draw:id="id4" draw:layer="layout" svg:width="4.027cm" svg:height="2.479cm" svg:x="13.373cm" svg:y="3.021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12.001cm" svg:y="95.927cm">
          <draw:text-box>
            <text:p/>
          </draw:text-box>
        </draw:frame>
        <draw:custom-shape draw:style-name="gr1" draw:text-style-name="P1" xml:id="id3" draw:id="id3" draw:layer="layout" svg:width="4.028cm" svg:height="2.476cm" svg:x="18.7cm" svg:y="40.724cm">
          <text:p text:style-name="P1">Конец </text:p>
          <text:p text:style-name="P1">программы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1.871cm" svg:height="1.808cm" svg:x="18.629cm" svg:y="21.279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22.629cm" svg:y="21.471cm">
          <draw:text-box>
            <text:p><text:span text:style-name="T1">нет</text:span></text:p>
          </draw:text-box>
        </draw:frame>
        <draw:connector draw:style-name="gr4" draw:text-style-name="P1" draw:layer="layout" svg:x1="19.272cm" svg:y1="22.239cm" svg:x2="15.786cm" svg:y2="22.879cm" draw:start-shape="id1" draw:start-glue-point="5" draw:end-shape="id2" draw:end-glue-point="4" svg:d="M19272 22239h-3486v640">
          <text:p/>
        </draw:connector>
        <draw:connector draw:style-name="gr4" draw:text-style-name="P1" draw:layer="layout" svg:x1="23.3cm" svg:y1="22.239cm" svg:x2="20.714cm" svg:y2="40.724cm" draw:start-shape="id1" draw:start-glue-point="7" draw:end-shape="id3" draw:end-glue-point="4" svg:d="M23300 22239h501v9863h-3087v8622">
          <text:p/>
        </draw:connector>
        <draw:connector draw:style-name="gr4" draw:text-style-name="P1" draw:layer="layout" svg:x1="15.386cm" svg:y1="5.5cm" svg:x2="15.385cm" svg:y2="6.784cm" draw:start-shape="id4" draw:start-glue-point="6" draw:end-shape="id5" draw:end-glue-point="0" svg:d="M15386 5500v640h-1v644">
          <text:p/>
        </draw:connector>
        <draw:custom-shape draw:style-name="gr1" draw:text-style-name="P2" xml:id="id6" draw:id="id6" draw:layer="layout" svg:width="4.028cm" svg:height="2.48cm" svg:x="13.77cm" svg:y="30.579cm">
          <text:p text:style-name="P1"><text:span text:style-name="T1">Если </text:span></text:p>
          <text:p text:style-name="P1"><text:span text:style-name="T1">Af кратно k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13.027cm" svg:y="31.081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17.1cm" svg:y="31.071cm">
          <draw:text-box>
            <text:p><text:span text:style-name="T1">нет</text:span></text:p>
          </draw:text-box>
        </draw:frame>
        <draw:connector draw:style-name="gr4" draw:text-style-name="P1" draw:layer="layout" svg:x1="13.77cm" svg:y1="31.819cm" svg:x2="8.413cm" svg:y2="34.579cm" draw:start-shape="id6" draw:start-glue-point="5" draw:end-shape="id7" draw:end-glue-point="5" svg:d="M13770 31819h-5357v2760">
          <text:p/>
        </draw:connector>
        <draw:connector draw:style-name="gr4" draw:text-style-name="P1" draw:layer="layout" svg:x1="17.798cm" svg:y1="31.819cm" svg:x2="15.814cm" svg:y2="38.179cm" draw:start-shape="id6" draw:start-glue-point="7" draw:end-shape="id8" draw:end-glue-point="4" svg:d="M17798 31819h501v3800h-2485v2560">
          <text:p/>
        </draw:connector>
        <draw:connector draw:style-name="gr4" draw:text-style-name="P1" draw:layer="layout" svg:x1="15.786cm" svg:y1="29.559cm" svg:x2="15.784cm" svg:y2="30.579cm" draw:start-shape="id9" draw:start-glue-point="8" draw:end-shape="id6" draw:end-glue-point="4" svg:d="M15786 29559v511h-2v509">
          <text:p/>
        </draw:connector>
        <draw:connector draw:style-name="gr4" draw:text-style-name="P1" draw:layer="layout" draw:line-skew="0cm -13.15cm" svg:x1="15.814cm" svg:y1="40.656cm" svg:x2="21.286cm" svg:y2="20.999cm" draw:start-shape="id8" draw:start-glue-point="6" draw:end-shape="id1" draw:end-glue-point="4" svg:d="M15814 40656v501h-10414v-20659h15886v501">
          <text:p/>
        </draw:connector>
        <draw:custom-shape draw:style-name="gr1" draw:text-style-name="P1" xml:id="id5" draw:id="id5" draw:layer="layout" svg:width="9.629cm" svg:height="2.48cm" draw:transform="skewX (0.0012217304763958) rotate (0.0010471975511964) translate (10.571cm 6.789cm)">
          <text:p text:style-name="P1">ff = fopen("FILE_F.txt", "a+b")</text:p>
          <text:p text:style-name="P1">fg = fopen("FILE_G.txt", "a+b"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0" draw:id="id10" draw:layer="layout" svg:width="4.027cm" svg:height="2.48cm" svg:x="15.7cm" svg:y="12.599cm">
          <text:p text:style-name="P1">Ввод:</text:p>
          <text:p text:style-name="P1">k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15.385cm" svg:y1="9.264cm" svg:x2="17.713cm" svg:y2="12.599cm" draw:start-shape="id5" draw:start-glue-point="2" draw:end-shape="id10" draw:end-glue-point="5" svg:d="M15385 9264v1671h2328v1664">
          <text:p/>
        </draw:connector>
        <draw:connector draw:style-name="gr4" draw:text-style-name="P1" draw:layer="layout" svg:x1="17.713cm" svg:y1="15.079cm" svg:x2="21.286cm" svg:y2="20.999cm" draw:start-shape="id10" draw:start-glue-point="8" draw:end-shape="id1" draw:end-glue-point="4" svg:d="M17713 15079v2961h3573v2959">
          <text:p/>
        </draw:connector>
        <draw:custom-shape draw:style-name="gr1" draw:text-style-name="P4" xml:id="id2" draw:id="id2" draw:layer="layout" svg:width="4.028cm" svg:height="2.477cm" svg:x="13.772cm" svg:y="22.879cm">
          <text:p text:style-name="P4"><text:span text:style-name="T2">af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4.027cm" svg:height="2.48cm" svg:x="13.773cm" svg:y="27.079cm">
          <text:p text:style-name="P1">Ввод:</text:p>
          <text:p text:style-name="P1">Af из</text:p>
          <text:p text:style-name="P1">Файла ff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15.786cm" svg:y1="25.356cm" svg:x2="15.786cm" svg:y2="27.079cm" draw:start-shape="id2" draw:start-glue-point="6" draw:end-shape="id9" draw:end-glue-point="5" svg:d="M15786 25356v1723">
          <text:p/>
        </draw:connector>
        <draw:custom-shape draw:style-name="gr1" draw:text-style-name="P1" xml:id="id7" draw:id="id7" draw:layer="layout" svg:width="4.027cm" svg:height="2.48cm" svg:x="6.4cm" svg:y="34.579cm">
          <text:p text:style-name="P1">Вывод:</text:p>
          <text:p text:style-name="P1">Af в</text:p>
          <text:p text:style-name="P1">Файла f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4" xml:id="id8" draw:id="id8" draw:layer="layout" svg:width="4.028cm" svg:height="2.477cm" svg:x="13.8cm" svg:y="38.179cm">
          <text:p text:style-name="P4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8.413cm" svg:y1="37.059cm" svg:x2="15.814cm" svg:y2="38.179cm" draw:start-shape="id7" draw:start-glue-point="8" draw:end-shape="id8" draw:end-glue-point="4" svg:d="M8413 37059v560h7401v5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5cm" fo:page-height="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1-25T12:55:12.32</dc:date>
    <meta:editing-duration>PT4H10M45S</meta:editing-duration>
    <meta:editing-cycles>19</meta:editing-cycles>
    <meta:generator>OpenOffice/4.1.1$Win32 OpenOffice.org_project/411m6$Build-9775</meta:generator>
    <meta:document-statistic meta:object-count="26"/>
  </office:meta>
</office:document-meta>
</file>